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roid Serif" svg:font-family="'Droid 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start" style:justify-single-word="false"/>
      <style:text-properties officeooo:rsid="0010add5" officeooo:paragraph-rsid="0012cc73"/>
    </style:style>
    <style:style style:name="P2" style:family="paragraph" style:parent-style-name="Standard">
      <style:paragraph-properties fo:text-align="center" style:justify-single-word="false"/>
    </style:style>
    <style:style style:name="P3" style:family="paragraph" style:parent-style-name="Standard">
      <style:paragraph-properties fo:text-align="start" style:justify-single-word="false"/>
      <style:text-properties fo:font-size="14pt" fo:font-weight="bold" officeooo:rsid="0014525f" officeooo:paragraph-rsid="0014525f" style:font-size-asian="14pt" style:font-weight-asian="bold" style:font-size-complex="14pt" style:font-weight-complex="bold"/>
    </style:style>
    <style:style style:name="P4" style:family="paragraph" style:parent-style-name="Standard">
      <style:paragraph-properties fo:text-align="start" style:justify-single-word="false"/>
      <style:text-properties fo:font-size="14pt" fo:font-weight="bold" officeooo:rsid="00155a65" officeooo:paragraph-rsid="00155a65" style:font-size-asian="14pt" style:font-weight-asian="bold" style:font-size-complex="14pt" style:font-weight-complex="bold"/>
    </style:style>
    <style:style style:name="P5" style:family="paragraph" style:parent-style-name="Standard">
      <style:paragraph-properties fo:text-align="start" style:justify-single-word="false"/>
      <style:text-properties officeooo:rsid="0012cc73" officeooo:paragraph-rsid="0012cc73"/>
    </style:style>
    <style:style style:name="P6" style:family="paragraph" style:parent-style-name="Standard">
      <style:paragraph-properties fo:text-align="start" style:justify-single-word="false"/>
      <style:text-properties officeooo:paragraph-rsid="00155a65"/>
    </style:style>
    <style:style style:name="T1" style:family="text">
      <style:text-properties style:font-name="Droid Serif" fo:font-size="16pt" fo:font-weight="bold" officeooo:rsid="0010add5" style:font-size-asian="16pt" style:font-weight-asian="bold" style:font-size-complex="16pt" style:font-weight-complex="bold"/>
    </style:style>
    <style:style style:name="T2" style:family="text">
      <style:text-properties style:font-name="Droid Serif" fo:font-size="16pt" officeooo:rsid="0010add5" style:font-size-asian="16pt" style:font-size-complex="16pt"/>
    </style:style>
    <style:style style:name="T3" style:family="text">
      <style:text-properties officeooo:rsid="0011a5ea"/>
    </style:style>
    <style:style style:name="T4" style:family="text">
      <style:text-properties officeooo:rsid="0012bbad"/>
    </style:style>
    <style:style style:name="T5" style:family="text">
      <style:text-properties fo:font-size="12pt" fo:font-weight="normal" officeooo:rsid="00155a65" style:font-size-asian="10.5pt" style:font-weight-asian="normal" style:font-size-complex="12pt" style:font-weight-complex="normal"/>
    </style:style>
    <style:style style:name="T6" style:family="text">
      <style:text-properties fo:font-size="12pt" fo:font-weight="normal" officeooo:rsid="0015d42a" style:font-size-asian="10.5pt" style:font-weight-asian="normal" style:font-size-complex="12pt" style:font-weight-complex="normal"/>
    </style:style>
    <style:style style:name="T7" style:family="text">
      <style:text-properties officeooo:rsid="0015fa6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KIMI</text:span><text:span text:style-name="T2"> FRAMEWORK</text:span></text:p>
      <text:p text:style-name="P2"/>
      <text:p text:style-name="P3">Introduzione</text:p>
      <text:p text:style-name="P1">Dopo anni di sviluppo con CORONA SDK <text:span text:style-name="T3">di Corona Labs</text:span>, mi sono reso conto che la potenza di questo framework è a dir poco sconcertante, <text:span text:style-name="T4">dalle animazioni ai componenti nativi, dalla velocità alla leggerezza, dalla responsività grafica alla compatibilità tra dispositivi, per non parlare dell'estendibilità e dei rilasci giornalieri che rendono ogni giorno migliori le prestazioni. Insomma un prodotto da provare e da conoscere per </text:span>realizzare <text:span text:style-name="T3">app mobile “native” funzionali e di impatto!</text:span></text:p>
      <text:p text:style-name="P5">Realizzare APP è diventato per i piccoli e medi imprenditori del settore web &amp; media comunications un business da non lasciarsi scappare. Molte aziende, soprattutto in Italia non sono nemmeno a conoscenza di questo “programma” e se lo conoscono sono stati probabilmente influenzati dalle scelte commerciali che la Corona Labs ha fatto inizialmente nella promozione del proprio progetto. Nato e promosso come un motore grafico per la realizzazione di Games e piccole applicazioni divertenti, nel tempo Corona SDK è cambiato profondamente, mettendo in risalto potenzialità inaspettate. Corona per il 2016 ha deciso di alzare ulteriormente il livello ed ha reso possibile il “BUILD” ( il rilascio dei progetti ) anche per OS X e prossimamente per Windows. Insomma a mio personalissimo parere è un prodotto da non ignorare assolutamente! </text:p>
      <text:p text:style-name="P1"/>
      <text:p text:style-name="P4">Perchè un framework?</text:p>
      <text:p text:style-name="P6"><text:span text:style-name="T5">Tutti coloro che hanno avuto a che fare con corona sdk avranno certamente notato la mole di informazioni necessarie per descrivere oggetti grafici, metodi e quant'altro, quando un progetto inizia ad essere mediamente impegnativo è molto facile fare confusione estendendo in maniera esponenziale i tempi di sviluppo. Per quanto il programmatore si sforzi di essere ordinato e preciso arriverà ad un punto in cui il progetto sarà difficoltoso da inquadrare ed estendere di nuove funzionalità. </text:span><text:span text:style-name="T6">Ispirandomi al pattern architetturale MVC ( model – view - controller ) utilizzato e ritenuto uno dei pattern più semplici per la gestione e manutenibilità dei progetti, ho deciso di realizzare KIMI. KIMI non è nient'altro che un framework MVC che potrà trasformare le vostre esperienze di sviluppo sulla piattaforma CORONA SDK, una linea guida che vi permetterà di mantenere il più possibile distaccate le funzionalità grafiche di interfaccia da quelle utili al recupero e alla manipolazione dei dati, gestendo in concreto Views, Controllers e Model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Droid Serif" svg:font-family="'Droid 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07T15:40:50.071988472</meta:creation-date>
    <dc:date>2016-01-07T17:21:57.850692679</dc:date>
    <meta:editing-duration>PT41M36S</meta:editing-duration>
    <meta:editing-cycles>7</meta:editing-cycles>
    <meta:generator>LibreOffice/5.0.2.2$Linux_x86 LibreOffice_project/00m0$Build-2</meta:generator>
    <meta:document-statistic meta:table-count="0" meta:image-count="0" meta:object-count="0" meta:page-count="1" meta:paragraph-count="6" meta:word-count="368" meta:character-count="2406" meta:non-whitespace-character-count="2042"/>
  </office:meta>
</office:document-meta>
</file>